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fo:language="en" fo:country="US" fo:font-weight="bold" style:font-weight-asian="bold"/>
    </style:style>
    <style:style style:name="P4" style:family="paragraph" style:parent-style-name="Standard">
      <style:paragraph-properties fo:margin-left="0.4917in" fo:margin-right="0in" fo:line-height="150%" fo:text-indent="0in" style:auto-text-indent="false"/>
    </style:style>
    <style:style style:name="P5" style:family="paragraph" style:parent-style-name="Standard">
      <style:paragraph-properties fo:margin-left="0.4917in" fo:margin-right="0in" fo:line-height="150%" fo:text-align="justify" style:justify-single-word="false" fo:text-indent="0in" style:auto-text-indent="false"/>
    </style:style>
    <style:style style:name="P6" style:family="paragraph" style:parent-style-name="Standard">
      <style:paragraph-properties fo:margin-left="0in" fo:margin-right="0in" fo:line-height="150%" fo:text-indent="0.4917in" style:auto-text-indent="false"/>
    </style:style>
    <style:style style:name="P7" style:family="paragraph" style:parent-style-name="Standard">
      <style:paragraph-properties fo:margin-top="0in" fo:margin-bottom="0.1665in" loext:contextual-spacing="false" style:line-height-at-least="0.1807in" fo:text-align="justify" style:justify-single-word="false" fo:orphans="0" fo:widows="0"/>
    </style:style>
    <style:style style:name="P8" style:family="paragraph" style:parent-style-name="List_20_Paragraph">
      <style:paragraph-properties fo:line-height="150%"/>
      <style:text-properties fo:language="en" fo:country="US"/>
    </style:style>
    <style:style style:name="P9" style:family="paragraph" style:parent-style-name="List_20_Paragraph">
      <style:paragraph-properties fo:line-height="150%" fo:text-align="justify" style:justify-single-word="false"/>
      <style:text-properties fo:language="en" fo:country="US"/>
    </style:style>
    <style:style style:name="P10" style:family="paragraph" style:parent-style-name="Standard" style:master-page-name="Standard">
      <style:paragraph-properties style:page-number="auto"/>
    </style:style>
    <style:style style:name="P11" style:family="paragraph" style:parent-style-name="Standard">
      <style:paragraph-properties fo:line-height="150%" fo:text-align="justify" style:justify-single-word="false"/>
      <style:text-properties fo:color="#ff0000" officeooo:paragraph-rsid="0028b686"/>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officeooo:paragraph-rsid="00315d05"/>
    </style:style>
    <style:style style:name="P14" style:family="paragraph" style:parent-style-name="Standard">
      <style:paragraph-properties fo:line-height="150%" fo:text-align="justify" style:justify-single-word="false"/>
      <style:text-properties officeooo:paragraph-rsid="003632a7"/>
    </style:style>
    <style:style style:name="P15" style:family="paragraph" style:parent-style-name="Standard">
      <style:paragraph-properties fo:line-height="150%" fo:text-align="justify" style:justify-single-word="false"/>
      <style:text-properties officeooo:paragraph-rsid="003dc8e7"/>
    </style:style>
    <style:style style:name="P16" style:family="paragraph" style:parent-style-name="List_20_Paragraph" style:list-style-name="WWNum1">
      <style:paragraph-properties fo:line-height="150%" fo:text-align="justify" style:justify-single-word="false"/>
    </style:style>
    <style:style style:name="P17" style:family="paragraph" style:parent-style-name="List_20_Paragraph" style:list-style-name="WWNum1">
      <style:paragraph-properties fo:line-height="150%" fo:text-align="justify" style:justify-single-word="false"/>
      <style:text-properties officeooo:paragraph-rsid="0032be40"/>
    </style:style>
    <style:style style:name="P18" style:family="paragraph" style:parent-style-name="List_20_Paragraph" style:list-style-name="WWNum1">
      <style:paragraph-properties fo:line-height="150%" fo:text-align="justify" style:justify-single-word="false"/>
      <style:text-properties officeooo:paragraph-rsid="003fe874"/>
    </style:style>
    <style:style style:name="P19" style:family="paragraph" style:parent-style-name="List_20_Paragraph" style:list-style-name="WWNum1">
      <style:paragraph-properties fo:line-height="150%" fo:text-align="justify" style:justify-single-word="false"/>
      <style:text-properties fo:language="en" fo:country="US"/>
    </style:style>
    <style:style style:name="P20" style:family="paragraph" style:parent-style-name="List_20_Paragraph" style:list-style-name="WWNum1">
      <style:paragraph-properties fo:margin-left="0in" fo:margin-right="0in" fo:line-height="150%" fo:text-align="justify" style:justify-single-word="false" fo:text-indent="0in" style:auto-text-indent="false"/>
    </style:style>
    <style:style style:name="T1" style:family="text">
      <style:text-properties fo:letter-spacing="0.0016in"/>
    </style:style>
    <style:style style:name="T2" style:family="text">
      <style:text-properties style:text-scale="99%"/>
    </style:style>
    <style:style style:name="T3" style:family="text">
      <style:text-properties style:font-name="Arial"/>
    </style:style>
    <style:style style:name="T4" style:family="text">
      <style:text-properties fo:letter-spacing="-0.002in"/>
    </style:style>
    <style:style style:name="T5" style:family="text">
      <style:text-properties fo:letter-spacing="-0.002in" fo:language="en" fo:country="US" officeooo:rsid="0041a084"/>
    </style:style>
    <style:style style:name="T6" style:family="text">
      <style:text-properties fo:letter-spacing="-0.0028in"/>
    </style:style>
    <style:style style:name="T7" style:family="text">
      <style:text-properties fo:letter-spacing="-0.0134in"/>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language="en" fo:country="US" fo:font-style="italic" style:font-style-asian="italic"/>
    </style:style>
    <style:style style:name="T11" style:family="text">
      <style:text-properties fo:language="en" fo:country="US" officeooo:rsid="00388f6e"/>
    </style:style>
    <style:style style:name="T12" style:family="text">
      <style:text-properties fo:language="en" fo:country="US" officeooo:rsid="003dc8e7" fo:background-color="#99ffff" loext:char-shading-value="0"/>
    </style:style>
    <style:style style:name="T13" style:family="text">
      <style:text-properties fo:language="en" fo:country="US" officeooo:rsid="003dc8e7" fo:background-color="#99ffff" loext:char-shading-value="0"/>
    </style:style>
    <style:style style:name="T14" style:family="text">
      <style:text-properties fo:language="en" fo:country="US" officeooo:rsid="0041a084" fo:background-color="#99ffff" loext:char-shading-value="0"/>
    </style:style>
    <style:style style:name="T15" style:family="text">
      <style:text-properties fo:language="en" fo:country="US" officeooo:rsid="0041a084" fo:background-color="#99ffff" loext:char-shading-value="0"/>
    </style:style>
    <style:style style:name="T16" style:family="text">
      <style:text-properties fo:language="en" fo:country="US" officeooo:rsid="0039cd15"/>
    </style:style>
    <style:style style:name="T17" style:family="text">
      <style:text-properties fo:language="en" fo:country="US" officeooo:rsid="003db0c7"/>
    </style:style>
    <style:style style:name="T18" style:family="text">
      <style:text-properties fo:language="en" fo:country="US" officeooo:rsid="003dc8e7"/>
    </style:style>
    <style:style style:name="T19" style:family="text">
      <style:text-properties fo:language="en" fo:country="US" officeooo:rsid="003f25b8"/>
    </style:style>
    <style:style style:name="T20" style:family="text">
      <style:text-properties fo:language="en" fo:country="US" officeooo:rsid="0041a084"/>
    </style:style>
    <style:style style:name="T21" style:family="text">
      <style:text-properties fo:color="#000000" style:font-name="Times" fo:font-size="10.5pt" fo:language="en" fo:country="none" style:font-size-asian="10.5pt" style:font-name-complex="Times1" style:font-size-complex="10.5pt"/>
    </style:style>
    <style:style style:name="T22" style:family="text">
      <style:text-properties fo:color="#000000" style:font-name="Times" fo:font-size="10.5pt" fo:language="en" fo:country="none" officeooo:rsid="003632a7" style:font-size-asian="10.5pt" style:font-name-complex="Times1" style:font-size-complex="10.5pt"/>
    </style:style>
    <style:style style:name="T23" style:family="text">
      <style:text-properties fo:color="#ff0000"/>
    </style:style>
    <style:style style:name="T24" style:family="text">
      <style:text-properties fo:color="#ff0000" style:font-name="Times" fo:font-size="10.5pt" fo:language="en" fo:country="none" style:font-size-asian="10.5pt" style:font-name-complex="Times1" style:font-size-complex="10.5pt"/>
    </style:style>
    <style:style style:name="T25" style:family="text">
      <style:text-properties fo:color="#ff0000" fo:language="en" fo:country="US"/>
    </style:style>
    <style:style style:name="T26" style:family="text">
      <style:text-properties fo:color="#ff0000" fo:language="en" fo:country="US" officeooo:rsid="003dc8e7"/>
    </style:style>
    <style:style style:name="T27" style:family="text">
      <style:text-properties fo:color="#ff0000" fo:language="en" fo:country="US" officeooo:rsid="003fe874"/>
    </style:style>
    <style:style style:name="T28" style:family="text">
      <style:text-properties fo:color="#ff0000" style:font-name="Arial"/>
    </style:style>
    <style:style style:name="T29" style:family="text">
      <style:text-properties fo:color="#ff0000" fo:letter-spacing="-0.0028in"/>
    </style:style>
    <style:style style:name="T30" style:family="text">
      <style:text-properties fo:color="#ff0000" fo:letter-spacing="-0.0028in" officeooo:rsid="003fe874"/>
    </style:style>
    <style:style style:name="T31" style:family="text">
      <style:text-properties fo:color="#ff0000" fo:letter-spacing="-0.0028in" fo:background-color="#99ffff" loext:char-shading-value="0"/>
    </style:style>
    <style:style style:name="T32" style:family="text">
      <style:text-properties fo:color="#ff0000" fo:letter-spacing="-0.0028in" officeooo:rsid="003fe874" fo:background-color="#99ffff" loext:char-shading-value="0"/>
    </style:style>
    <style:style style:name="T33" style:family="text">
      <style:text-properties fo:color="#ff0000" fo:letter-spacing="-0.0028in" officeooo:rsid="003fe874" fo:background-color="#99ffff" loext:char-shading-value="0"/>
    </style:style>
    <style:style style:name="T34" style:family="text">
      <style:text-properties fo:color="#ff0000" fo:letter-spacing="-0.0028in" fo:background-color="#99ffff" loext:char-shading-value="0"/>
    </style:style>
    <style:style style:name="T35" style:family="text">
      <style:text-properties fo:color="#ff0000" fo:letter-spacing="-0.0028in" fo:language="en" fo:country="US" officeooo:rsid="003fe874"/>
    </style:style>
    <style:style style:name="T36" style:family="text">
      <style:text-properties fo:color="#ff0000" fo:letter-spacing="-0.0134in"/>
    </style:style>
    <style:style style:name="T37" style:family="text">
      <style:text-properties fo:color="#ff0000" officeooo:rsid="002b5cfe"/>
    </style:style>
    <style:style style:name="T38" style:family="text">
      <style:text-properties fo:color="#ff0000" officeooo:rsid="003fe874" fo:background-color="#99ffff" loext:char-shading-value="0"/>
    </style:style>
    <style:style style:name="T39" style:family="text">
      <style:text-properties fo:color="#ff0000" officeooo:rsid="003fe874" fo:background-color="#99ffff" loext:char-shading-value="0"/>
    </style:style>
    <style:style style:name="T40" style:family="text">
      <style:text-properties fo:color="#ff0000" officeooo:rsid="002de328"/>
    </style:style>
    <style:style style:name="T41" style:family="text">
      <style:text-properties fo:color="#ff0000" officeooo:rsid="0032be40"/>
    </style:style>
    <style:style style:name="T42" style:family="text">
      <style:text-properties fo:color="#ff0000" officeooo:rsid="003fe874"/>
    </style:style>
    <style:style style:name="T43" style:family="text">
      <style:text-properties style:use-window-font-color="true"/>
    </style:style>
    <style:style style:name="T44" style:family="text">
      <style:text-properties style:use-window-font-color="true" fo:language="en" fo:country="US"/>
    </style:style>
    <style:style style:name="T45" style:family="text">
      <style:text-properties style:use-window-font-color="true" fo:language="en" fo:country="US" officeooo:rsid="003db0c7"/>
    </style:style>
    <style:style style:name="T46" style:family="text">
      <style:text-properties style:use-window-font-color="true" fo:language="en" fo:country="US" officeooo:rsid="003f25b8"/>
    </style:style>
    <style:style style:name="T47" style:family="text">
      <style:text-properties fo:color="#9900ff"/>
    </style:style>
    <style:style style:name="T48" style:family="text">
      <style:text-properties fo:color="#9900ff" officeooo:rsid="00315d05"/>
    </style:style>
    <style:style style:name="T49" style:family="text">
      <style:text-properties fo:color="#9900ff" fo:language="en" fo:country="US"/>
    </style:style>
    <style:style style:name="T50" style:family="text">
      <style:text-properties fo:color="#9900ff" fo:language="en" fo:country="US" officeooo:rsid="003dc8e7"/>
    </style:style>
    <style:style style:name="T51" style:family="text">
      <style:text-properties fo:color="#9900ff" fo:language="en" fo:country="US" officeooo:rsid="003db0c7"/>
    </style:style>
    <style:style style:name="T52" style:family="text">
      <style:text-properties fo:color="#009900"/>
    </style:style>
    <style:style style:name="T53" style:family="text">
      <style:text-properties fo:color="#009900" officeooo:rsid="001989ca"/>
    </style:style>
    <style:style style:name="T54" style:family="text">
      <style:text-properties fo:color="#009900" officeooo:rsid="0028b686"/>
    </style:style>
    <style:style style:name="T55" style:family="text">
      <style:text-properties fo:color="#009900" officeooo:rsid="002a2292" fo:background-color="#99ffff" loext:char-shading-value="0"/>
    </style:style>
    <style:style style:name="T56" style:family="text">
      <style:text-properties fo:color="#009900" officeooo:rsid="002b5cfe" fo:background-color="#99ffff" loext:char-shading-value="0"/>
    </style:style>
    <style:style style:name="T57" style:family="text">
      <style:text-properties fo:color="#009900" officeooo:rsid="002ca3f1" fo:background-color="#99ffff" loext:char-shading-value="0"/>
    </style:style>
    <style:style style:name="T58" style:family="text">
      <style:text-properties fo:color="#009900" officeooo:rsid="002de328" fo:background-color="#99ffff" loext:char-shading-value="0"/>
    </style:style>
    <style:style style:name="T59" style:family="text">
      <style:text-properties fo:color="#009900" fo:background-color="#99ffff" loext:char-shading-value="0"/>
    </style:style>
    <style:style style:name="T60" style:family="text">
      <style:text-properties fo:color="#009900" officeooo:rsid="003040ef" fo:background-color="#99ffff" loext:char-shading-value="0"/>
    </style:style>
    <style:style style:name="T61" style:family="text">
      <style:text-properties fo:color="#009900" officeooo:rsid="00315d05" fo:background-color="#99ffff" loext:char-shading-value="0"/>
    </style:style>
    <style:style style:name="T62" style:family="text">
      <style:text-properties fo:color="#009900" officeooo:rsid="003227e9" fo:background-color="#99ffff" loext:char-shading-value="0"/>
    </style:style>
    <style:style style:name="T63" style:family="text">
      <style:text-properties fo:color="#009900" officeooo:rsid="0032be40" fo:background-color="#99ffff" loext:char-shading-value="0"/>
    </style:style>
    <style:style style:name="T64" style:family="text">
      <style:text-properties fo:color="#009900" officeooo:rsid="00351e0f" fo:background-color="#99ffff" loext:char-shading-value="0"/>
    </style:style>
    <style:style style:name="T65" style:family="text">
      <style:text-properties fo:color="#009900" officeooo:rsid="003632a7" fo:background-color="#99ffff" loext:char-shading-value="0"/>
    </style:style>
    <style:style style:name="T66" style:family="text">
      <style:text-properties fo:color="#009900" officeooo:rsid="003fe874" fo:background-color="#99ffff" loext:char-shading-value="0"/>
    </style:style>
    <style:style style:name="T67" style:family="text">
      <style:text-properties fo:color="#009900" officeooo:rsid="002ca3f1"/>
    </style:style>
    <style:style style:name="T68" style:family="text">
      <style:text-properties fo:color="#009900" officeooo:rsid="003227e9"/>
    </style:style>
    <style:style style:name="T69" style:family="text">
      <style:text-properties fo:color="#009900" officeooo:rsid="0032be40"/>
    </style:style>
    <style:style style:name="T70" style:family="text">
      <style:text-properties fo:color="#009900" officeooo:rsid="003632a7"/>
    </style:style>
    <style:style style:name="T71" style:family="text">
      <style:text-properties fo:color="#009900" style:font-name="Times" fo:font-size="10.5pt" style:font-size-asian="10.5pt" style:font-name-complex="Times1" style:font-size-complex="10.5pt"/>
    </style:style>
    <style:style style:name="T72" style:family="text">
      <style:text-properties fo:color="#009900" style:font-name="Times" fo:font-size="10.5pt" fo:language="en" fo:country="none" style:font-size-asian="10.5pt" style:font-name-complex="Times1" style:font-size-complex="10.5pt"/>
    </style:style>
    <style:style style:name="T73" style:family="text">
      <style:text-properties fo:color="#009900" style:font-name="Times" fo:font-size="10.5pt" fo:language="en" fo:country="none" officeooo:rsid="003632a7" fo:background-color="#99ffff" loext:char-shading-value="0" style:font-size-asian="10.5pt" style:font-name-complex="Times1" style:font-size-complex="10.5pt"/>
    </style:style>
    <style:style style:name="T74" style:family="text">
      <style:text-properties fo:color="#009900" fo:language="en" fo:country="US"/>
    </style:style>
    <style:style style:name="T75" style:family="text">
      <style:text-properties fo:color="#009900" fo:language="en" fo:country="US" officeooo:rsid="00388f6e" fo:background-color="#99ffff" loext:char-shading-value="0"/>
    </style:style>
    <style:style style:name="T76" style:family="text">
      <style:text-properties fo:color="#009900" fo:language="en" fo:country="US" officeooo:rsid="0039b553" fo:background-color="#99ffff" loext:char-shading-value="0"/>
    </style:style>
    <style:style style:name="T77" style:family="text">
      <style:text-properties fo:color="#009900" fo:language="en" fo:country="US" officeooo:rsid="0039cd15" fo:background-color="#99ffff" loext:char-shading-value="0"/>
    </style:style>
    <style:style style:name="T78" style:family="text">
      <style:text-properties fo:color="#009900" fo:language="en" fo:country="US" officeooo:rsid="003db0c7" fo:background-color="#99ffff" loext:char-shading-value="0"/>
    </style:style>
    <style:style style:name="T79" style:family="text">
      <style:text-properties fo:color="#009900" fo:language="en" fo:country="US" officeooo:rsid="003dc8e7" fo:background-color="#99ffff" loext:char-shading-value="0"/>
    </style:style>
    <style:style style:name="T80" style:family="text">
      <style:text-properties fo:color="#009900" fo:language="en" fo:country="US" officeooo:rsid="003fe874" fo:background-color="#99ffff" loext:char-shading-value="0"/>
    </style:style>
    <style:style style:name="T81" style:family="text">
      <style:text-properties fo:color="#009900" fo:language="en" fo:country="US" officeooo:rsid="003fe874" fo:background-color="#99ffff" loext:char-shading-value="0"/>
    </style:style>
    <style:style style:name="T82" style:family="text">
      <style:text-properties fo:color="#009900" fo:language="en" fo:country="US" officeooo:rsid="0041a084" fo:background-color="#99ffff" loext:char-shading-value="0"/>
    </style:style>
    <style:style style:name="T83" style:family="text">
      <style:text-properties fo:color="#009900" fo:language="en" fo:country="US" officeooo:rsid="0041a084" fo:background-color="#99ffff" loext:char-shading-value="0"/>
    </style:style>
    <style:style style:name="T84" style:family="text">
      <style:text-properties fo:color="#009900" fo:language="en" fo:country="US" officeooo:rsid="00379684"/>
    </style:style>
    <style:style style:name="T85" style:family="text">
      <style:text-properties fo:color="#009900" fo:language="en" fo:country="US" officeooo:rsid="0039cd15"/>
    </style:style>
    <style:style style:name="T86" style:family="text">
      <style:text-properties fo:color="#009900" fo:language="en" fo:country="US" officeooo:rsid="003ae0bb"/>
    </style:style>
    <style:style style:name="T87" style:family="text">
      <style:text-properties fo:color="#009900" fo:language="en" fo:country="US" officeooo:rsid="003f6767"/>
    </style:style>
    <style:style style:name="T88" style:family="text">
      <style:text-properties fo:color="#009900" fo:language="en" fo:country="US" officeooo:rsid="003fe874"/>
    </style:style>
    <style:style style:name="T89" style:family="text">
      <style:text-properties fo:color="#009900" fo:language="en" fo:country="US" officeooo:rsid="0041a084"/>
    </style:style>
    <style:style style:name="T90" style:family="text">
      <style:text-properties fo:color="#009900" style:font-name="Arial"/>
    </style:style>
    <style:style style:name="T91" style:family="text">
      <style:text-properties fo:color="#009900" style:font-name="Arial" fo:language="en" fo:country="US" officeooo:rsid="0041a084"/>
    </style:style>
    <style:style style:name="T92" style:family="text">
      <style:text-properties fo:color="#009900" fo:letter-spacing="-0.0028in"/>
    </style:style>
    <style:style style:name="T93" style:family="text">
      <style:text-properties fo:color="#009900" fo:letter-spacing="-0.0028in" fo:background-color="#99ffff" loext:char-shading-value="0"/>
    </style:style>
    <style:style style:name="T94" style:family="text">
      <style:text-properties fo:color="#009900" fo:letter-spacing="-0.0028in" officeooo:rsid="003fe874" fo:background-color="#99ffff" loext:char-shading-value="0"/>
    </style:style>
    <style:style style:name="T95" style:family="text">
      <style:text-properties fo:color="#009900" fo:letter-spacing="-0.0028in" fo:language="en" fo:country="US" officeooo:rsid="0041a084" fo:background-color="#99ffff" loext:char-shading-value="0"/>
    </style:style>
    <style:style style:name="T96" style:family="text">
      <style:text-properties fo:color="#009900" fo:letter-spacing="-0.0028in" fo:language="en" fo:country="US" officeooo:rsid="003fe874" fo:background-color="#99ffff" loext:char-shading-value="0"/>
    </style:style>
    <style:style style:name="T97" style:family="text">
      <style:text-properties fo:color="#009900" fo:letter-spacing="-0.0028in" fo:language="en" fo:country="US" officeooo:rsid="0041a084"/>
    </style:style>
    <style:style style:name="T98" style:family="text">
      <style:text-properties fo:color="#009900" fo:letter-spacing="-0.0134in"/>
    </style:style>
    <style:style style:name="T99" style:family="text">
      <style:text-properties fo:color="#009900" fo:letter-spacing="-0.0134in" fo:language="en" fo:country="US" officeooo:rsid="0041a084"/>
    </style:style>
    <style:style style:name="T100" style:family="text">
      <style:text-properties officeooo:rsid="002a2292"/>
    </style:style>
    <style:style style:name="T101" style:family="text">
      <style:text-properties officeooo:rsid="0032be40" fo:background-color="#99ffff" loext:char-shading-value="0"/>
    </style:style>
    <style:style style:name="T102" style:family="text">
      <style:text-properties officeooo:rsid="003fe874" fo:background-color="#99ffff" loext:char-shading-value="0"/>
    </style:style>
    <style:style style:name="T103" style:family="text">
      <style:text-properties officeooo:rsid="003fe874" fo:background-color="#99ffff" loext:char-shading-value="0"/>
    </style:style>
    <style:style style:name="T104" style:family="text">
      <style:text-properties officeooo:rsid="002de328"/>
    </style:style>
    <style:style style:name="T105" style:family="text">
      <style:text-properties officeooo:rsid="003040ef"/>
    </style:style>
    <style:style style:name="T106" style:family="text">
      <style:text-properties officeooo:rsid="003227e9"/>
    </style:style>
    <style:style style:name="T107" style:family="text">
      <style:text-properties officeooo:rsid="0036217e"/>
    </style:style>
    <style:style style:name="T108" style:family="text">
      <style:text-properties officeooo:rsid="003fe874"/>
    </style:style>
    <style:style style:name="T109" style:family="text">
      <style:text-properties officeooo:rsid="0041a0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tab/>Summary</text:p>
      <text:p text:style-name="Standard"/>
      <text:p text:style-name="P11"><text:span text:style-name="T52">The scientific objective of this study, </text:span><text:span text:style-name="T53">being</text:span><text:span text:style-name="T52"> part of the German contribution Coronagraphic German and US Solar Probe Plus Survey </text:span><text:span text:style-name="T54">(</text:span><text:span text:style-name="T52">CGAUSS</text:span><text:span text:style-name="T54">)</text:span><text:span text:style-name="T52"> <text:s/>to the Wide field Imager for Solar Probe (WISPR), </text:span><text:span text:style-name="T54">is</text:span><text:span text:style-name="T52"> to model the solar wind environment for the Parker Solar Probe mission (formerly Solar probe Plus) to be launched mid 2018 </text:span><text:span text:style-name="T47">as</text:span><text:span text:style-name="T52">.</text:span></text:p>
      <text:p text:style-name="P13"><text:span text:style-name="T52">For this purpose</text:span> we derived lognormal representations of the frequency distributions’ shapes of the four key solar wind parameters magnetic field strength, proton velocity, proton density and proton temperatu<text:span text:style-name="T52">re f</text:span>or the near-Earth solar wind OMNI dat<text:span text:style-name="T52">a,</text:span> and the Helios 1 and 2 data obtained over the <text:span text:style-name="T55">solar</text:span><text:span text:style-name="T100"> </text:span>distance range 0.29–0.98 au. The dependencies of these frequency distributions on <text:span text:style-name="T47">the</text:span><text:span text:style-name="T1"> </text:span>solar activity<text:span text:style-name="T2"> </text:span><text:span text:style-name="T47">cycle</text:span><text:span text:style-name="T59">, as measured by the interna</text:span><text:span text:style-name="T61">t</text:span><text:span text:style-name="T59">ional sunspot number,</text:span> and on radial distance to the Sun<text:span text:style-name="T23"> </text:span><text:span text:style-name="T52">were</text:span> mode<text:span text:style-name="T52">l</text:span>ed with analytical relations and <text:span text:style-name="T52">then</text:span> extrapolated to the Parker Solar Probe orbit, taking into account predictions of the sunspot number. <text:span text:style-name="T52">With the resulting</text:span> CGAUSS empirical solar wind model for PSP<text:span text:style-name="T52"> the following</text:span><text:span text:style-name="T23"> </text:span><text:span text:style-name="T56">main results for the bulk solar wind parameters and</text:span><text:span text:style-name="T37"> </text:span><text:span text:style-name="T43">estimations</text:span> for the<text:span text:style-name="T56">ir</text:span> <text:span text:style-name="T47">solar wind</text:span> median values at PSP’s first perihelion in 2018 at a solar distance of 0<text:span text:style-name="T3">.</text:span>16 au and for <text:span text:style-name="T4">PSP’s </text:span>closest perihelion<text:span text:style-name="T6"> </text:span>in<text:span text:style-name="T6"> </text:span>2024<text:span text:style-name="T6"> </text:span>at<text:span text:style-name="T6"> </text:span>0<text:span text:style-name="T3">.</text:span>046<text:span text:style-name="T7"> </text:span>au <text:span text:style-name="T52">(9.86 RS) are obtained:</text:span></text:p>
      <text:p text:style-name="P1"/>
      <text:list xml:id="list6238490281668286242" text:style-name="WWNum1">
        <text:list-item>
          <text:p text:style-name="P16">The <text:span text:style-name="T8">dependency of the magnetic field strength median value on solar activity and radial distance is</text:span></text:p>
        </text:list-item>
      </text:list>
      <text:p text:style-name="P8">Bmed(ssn, r) = (0.0131 nT • ssn + 4.29 nT) • r−1.66 .<text:tab/>(12) </text:p>
      <text:p text:style-name="P9">This approximation <text:span text:style-name="T47">starts</text:span><text:span text:style-name="T23"> </text:span><text:span text:style-name="T47">to</text:span><text:span text:style-name="T52"> reveal</text:span><text:span text:style-name="T57">s</text:span><text:span text:style-name="T52"> uncertainties of about</text:span> 20 %<text:span text:style-name="T52"> </text:span><text:span text:style-name="T47">in the distance range</text:span><text:span text:style-name="T52"> below 20 RS </text:span><text:span text:style-name="T57">distance</text:span><text:span text:style-name="T67"> </text:span><text:span text:style-name="T52">from the Sun.</text:span></text:p>
      <text:list xml:id="list114010315027124" text:continue-numbering="true" text:style-name="WWNum1">
        <text:list-item>
          <text:p text:style-name="P19">The estimated <text:span text:style-name="T52">magnetic field </text:span><text:span text:style-name="T57">strength</text:span> values for PSP’s first and closest perihelion are 87 nT and 943 nT.</text:p>
        </text:list-item>
        <text:list-item>
          <text:p text:style-name="P16">The radial dependenc<text:span text:style-name="T58">ies</text:span> of the median velocity value<text:span text:style-name="T105">s</text:span> for slow <text:span text:style-name="T52">and fast solar wind </text:span><text:span text:style-name="T58">are</text:span></text:p>
        </text:list-item>
      </text:list>
      <text:p text:style-name="P4">vslow(r) = 363 km s−1 • r0.099 <text:span text:style-name="T58">and</text:span><text:tab/>(13)</text:p>
      <text:p text:style-name="P6">vfast(r) = 483 km s−1 • r0.099 .<text:tab/>(14)</text:p>
      <text:p text:style-name="P5">These relations <text:span text:style-name="T52">appear</text:span> valid <text:span text:style-name="T47">to distances of</text:span><text:span text:style-name="T23"> </text:span><text:span text:style-name="T58">above</text:span><text:span text:style-name="T40"> </text:span>about 20 RS <text:span text:style-name="T58">solar distance</text:span>, <text:span text:style-name="T47">before </text:span><text:span text:style-name="T58">below</text:span> they overestimate the actual <text:span text:style-name="T52">solar wind</text:span> velocities obtained from remote measurements. </text:p>
      <text:list xml:id="list114010736906038" text:continue-numbering="true" text:style-name="WWNum1">
        <text:list-item>
          <text:p text:style-name="P16">The calculated <text:span text:style-name="T58">proton</text:span><text:span text:style-name="T104"> velocity </text:span>values for PSP’s first and closest perihelion are 340 km s−1 and 290 km s−1.</text:p>
        </text:list-item>
      </text:list>
      <text:p text:style-name="P1"><text:soft-page-break/></text:p>
      <text:list xml:id="list114011563709330" text:continue-numbering="true" text:style-name="WWNum1">
        <text:list-item>
          <text:p text:style-name="P17"><text:span text:style-name="T52">The </text:span><text:span text:style-name="T63">share of their</text:span><text:span text:style-name="T41"> </text:span>frequency distribution<text:span text:style-name="T63">s</text:span><text:span text:style-name="T101"> </text:span><text:span text:style-name="T63">to the overall solar wind distribution is </text:span><text:span text:style-name="T52">depend</text:span><text:span text:style-name="T63">ing</text:span><text:span text:style-name="T52"> on solar activity</text:span><text:span text:style-name="T63">,</text:span><text:span text:style-name="T41"> </text:span><text:span text:style-name="T47">as measured by the interna</text:span><text:span text:style-name="T48">t</text:span><text:span text:style-name="T47">ional sunspot number</text:span><text:span text:style-name="T23"> </text:span><text:span text:style-name="T63">their balance</text:span><text:span text:style-name="T69"> </text:span><text:span text:style-name="T52">was found to be</text:span> c(ssn) = 0.00180 ssn + 0.64.<text:line-break/><text:span text:style-name="T52">At</text:span> solar minimum <text:span text:style-name="T62">with</text:span><text:span text:style-name="T23"> </text:span><text:span text:style-name="T52">sunspot numbers around 0</text:span> the slow wind <text:span text:style-name="T52">contributes</text:span><text:span text:style-name="T23"> </text:span><text:span text:style-name="T47">to</text:span> <text:span text:style-name="T62">about</text:span><text:span text:style-name="T106"> </text:span>64% <text:span text:style-name="T47">to the overall solar wind distribution</text:span><text:span text:style-name="T52"> </text:span><text:span text:style-name="T58">and</text:span> dropping to 28 % <text:span text:style-name="T52">at solar</text:span> maximum <text:span text:style-name="T52">conditions with </text:span><text:span text:style-name="T68">sunspot numbers</text:span><text:span text:style-name="T52"> around 200.</text:span></text:p>
        </text:list-item>
      </text:list>
      <text:p text:style-name="P1">–<text:tab/>The <text:span text:style-name="T60">median</text:span><text:span text:style-name="T105"> </text:span>density relation is found to be</text:p>
      <text:p text:style-name="P1">nmed(ssn, r) = <text:s/>0.0038 cm−3 • ssn + 4.50 cm−3 <text:s text:c="2"/>• r−2.11 . (15)</text:p>
      <text:p text:style-name="P2"><text:span text:style-name="T52">This relation</text:span><text:span text:style-name="T47">ship</text:span> seems valid throughout the full PSP orbital distance range, even down to about 8 RS.</text:p>
      <text:list xml:id="list114009719386220" text:continue-numbering="true" text:style-name="WWNum1">
        <text:list-item>
          <text:p text:style-name="P16">The estimated <text:span text:style-name="T52">proton density</text:span> values for PSP’s first and closest perihelion are 4015 cm−3 and 9733 cm−3.</text:p>
        </text:list-item>
      </text:list>
      <text:p text:style-name="P2">–<text:tab/>The derived correlation function for the <text:span text:style-name="T60">median</text:span> temperature is</text:p>
      <text:p text:style-name="P1">Tmed(ssn, r) = (197 K • ssn + 57 300 K) • r−1.10 .<text:tab/>(16)</text:p>
      <text:p text:style-name="P2"><text:span text:style-name="T52">Around</text:span><text:span text:style-name="T23"> </text:span>PSP’s perihelion this relation<text:span text:style-name="T47">ship</text:span><text:span text:style-name="T23"> </text:span><text:span text:style-name="T52">seems </text:span><text:span text:style-name="T64">to</text:span><text:span text:style-name="T23"> </text:span><text:span text:style-name="T52">provide</text:span> too high <text:span text:style-name="T47">proton</text:span> temperature values in comparison to coronal measurements.</text:p>
      <text:list xml:id="list114010528803105" text:continue-numbering="true" text:style-name="WWNum1">
        <text:list-item>
          <text:p text:style-name="P16">The estimated <text:span text:style-name="T52">proton temperature</text:span> values for PSP’s first and closest perihelion are 503 000 K and 1 930 000 K.</text:p>
        </text:list-item>
      </text:list>
      <text:p text:style-name="P1"/>
      <text:p text:style-name="P14"><text:span text:style-name="T52">The </text:span><text:span text:style-name="T65">overestimation</text:span><text:span text:style-name="T70"> </text:span><text:span text:style-name="T47">limitations</text:span><text:span text:style-name="T23"> </text:span><text:span text:style-name="T52">of the extrapolated </text:span><text:span text:style-name="T65">velocity and temperature </text:span><text:span text:style-name="T52">values at distances</text:span> below 20 R<text:span text:style-name="T107">s</text:span><text:span text:style-name="T52"> indicate the occurrence of </text:span>solar wind acceleration and heating processes, <text:span text:style-name="T65">which</text:span> <text:span text:style-name="T52">PSP will thus be able to directly measure </text:span><text:span text:style-name="T47">these processes </text:span><text:span text:style-name="T52">as planned.</text:span></text:p>
      <text:p text:style-name="P2"><text:span text:style-name="T52">The results of the modeled</text:span> solar wind environment <text:span text:style-name="T52">will be useful to help</text:span> optimize the WISPR and <text:span text:style-name="T52">in situ instrument</text:span> science planning<text:span text:style-name="T52">s and </text:span>PSP <text:span text:style-name="T52">mission</text:span> operations. This also applies for the Heliospheric Imager (SoloHI) (Howard et al. 2013) <text:span text:style-name="T52">and the in situ instruments</text:span> o<text:span text:style-name="T52">n b</text:span>oard the Solar Orbiter spacecraft.</text:p>
      <text:p text:style-name="P1"/>
      <text:p text:style-name="P1">Acknowledgements. </text:p>
      <text:p text:style-name="P7"><text:span text:style-name="T71">The authors </text:span><text:span text:style-name="T72">acknowledge support of the</text:span><text:span text:style-name="T21"> Coronagraphic German And US Solar Probe Plus Survey</text:span><text:span text:style-name="T24"> </text:span><text:span text:style-name="T73">(</text:span><text:span text:style-name="T21">CGAUSS</text:span><text:span text:style-name="T22">)</text:span><text:span text:style-name="T21"> </text:span><text:span text:style-name="T72">project for WISPR</text:span><text:span text:style-name="T21"> by the German Space Agency </text:span><text:span text:style-name="T22">(</text:span><text:span text:style-name="T21">DLR</text:span><text:span text:style-name="T22">)</text:span><text:span text:style-name="T21"> under grant 50 OL 1601 </text:span><text:span text:style-name="T72">as national contribution to the Parker Solar Probe mission</text:span><text:span text:style-name="T21">. </text:span>The authors thank the Helios and OMNI PIs/teams for creating and making available the solar wind in situ data. The Helios and the OMNI data are supplied by the NASA Space Science Data Coordinated Archive (NSSDCA) and the Space <text:soft-page-break/>Physics Data Facility (SPDF) at NASA’s Goddard Space Flight Center (GSFC).Additional thanks for maintaining and providing the international sunspot number series go to the World Data Center – Sunspot Index and Long-term Solar Observations (WDC-SILSO) at the Solar Influences Data Analysis Center (SIDC), Royal Observatory of Belgium (ROB). The PSP SPICE kernel was kindly provided by Angelos Vourlidas.</text:p>
      <text:p text:style-name="P1"><text:s/></text:p>
      <text:p text:style-name="P3">ABSTRACT</text:p>
      <text:p text:style-name="P3"/>
      <text:p text:style-name="P2"><text:span text:style-name="T10">Context. </text:span><text:span text:style-name="T74">The</text:span><text:span text:style-name="T8"> Parker Solar Probe (PSP) (formerly Solar Probe Plus) </text:span><text:span text:style-name="T75">mission</text:span><text:span text:style-name="T11"> </text:span><text:span text:style-name="T8">will be humanity’s first in situ exploration of the solar corona </text:span><text:span text:style-name="T74">with </text:span><text:span text:style-name="T49">a</text:span><text:span text:style-name="T25"> </text:span><text:span text:style-name="T8">closest periheli</text:span><text:span text:style-name="T75">a</text:span><text:span text:style-name="T8"> </text:span><text:span text:style-name="T74">at</text:span><text:span text:style-name="T8"> 9.86 solar radii</text:span><text:span text:style-name="T25"> </text:span><text:span text:style-name="T74">distance to the </text:span><text:span text:style-name="T84">S</text:span><text:span text:style-name="T74">un</text:span><text:span text:style-name="T8">. </text:span><text:span text:style-name="T74">It</text:span><text:span text:style-name="T8"> will help answer hitherto unresolved questions on the heating of the solar corona and the source and acceleration of the solar wind and solar energetic particles. </text:span><text:span text:style-name="T74">The scope of this study is to model </text:span><text:span text:style-name="T8">the solar wind environment for </text:span><text:span text:style-name="T76">PSP’s</text:span><text:span text:style-name="T8"> </text:span><text:span text:style-name="T74">unprecedented distances during its</text:span><text:span text:style-name="T8"> prime mission </text:span><text:span text:style-name="T74">phase during the years</text:span><text:span text:style-name="T8"> 2018–2025. The study is performed within the project Coronagraphic German And US Solar Probe Survey (CGAUSS) which is the German contribution to the PSP mission as part of the Wide field Imager for Solar PRobe (WISPR).</text:span></text:p>
      <text:p text:style-name="P2"><text:span text:style-name="T8"/></text:p>
      <text:p text:style-name="P2"><text:span text:style-name="T10">Aims. </text:span><text:span text:style-name="T8">We present an empirical solar wind model for the inner heliosphere which is derived from </text:span><text:span text:style-name="T74">OMNI and Helios</text:span><text:span text:style-name="T8"> data. The German-US space probes Helios 1 and Helios 2 flew in the 1970s and observed solar wind in the ecliptic </text:span><text:span text:style-name="T49">up to</text:span><text:span text:style-name="T8"> </text:span><text:span text:style-name="T77">within</text:span><text:span text:style-name="T16"> </text:span><text:span text:style-name="T8">heliocentric distances of 0.29–0.98 au. The OMNI database consists of multi-spacecraft intercalibrated in situ data obtained near 1 au </text:span><text:span text:style-name="T49">and provides data</text:span><text:span text:style-name="T74"> </text:span><text:span text:style-name="T49">for</text:span><text:span text:style-name="T74"> </text:span><text:span text:style-name="T77">over</text:span><text:span text:style-name="T85"> </text:span><text:span text:style-name="T74">more than five solar cycles</text:span><text:span text:style-name="T8">. </text:span><text:span text:style-name="T74">The </text:span><text:span text:style-name="T77">international</text:span><text:span text:style-name="T85"> </text:span><text:span text:style-name="T8">sunspot number </text:span><text:span text:style-name="T78">(SSN)</text:span><text:span text:style-name="T8"> </text:span><text:span text:style-name="T74">and its</text:span><text:span text:style-name="T8"> predictions </text:span><text:span text:style-name="T74">are used</text:span><text:span text:style-name="T8"> to </text:span><text:span text:style-name="T74">derive</text:span><text:span text:style-name="T8"> </text:span><text:span text:style-name="T49">the</text:span><text:span text:style-name="T25"> </text:span><text:span text:style-name="T74">dependenc</text:span><text:span text:style-name="T77">ies</text:span><text:span text:style-name="T74"> of</text:span><text:span text:style-name="T8"> the solar wind </text:span><text:span text:style-name="T77">parameters</text:span><text:span text:style-name="T85"> </text:span><text:span text:style-name="T74">on solar activity and to forecast its properties for the PSP mission</text:span><text:span text:style-name="T8">.</text:span></text:p>
      <text:p text:style-name="P2"><text:span text:style-name="T8"/></text:p>
      <text:p text:style-name="P15"><text:span text:style-name="T10">Methods. </text:span><text:span text:style-name="T74">The frequency distributions for</text:span><text:span text:style-name="T8"> the</text:span><text:span text:style-name="T25"> </text:span><text:span text:style-name="T74">solar wind key parameter</text:span><text:span text:style-name="T86">s</text:span><text:span text:style-name="T8"> magnetic field strength, proton velocity, </text:span><text:span text:style-name="T49">number</text:span><text:span text:style-name="T8"> density and temperature </text:span><text:span text:style-name="T49">of the OMNI and Helios data</text:span><text:span text:style-name="T8"> are represented </text:span><text:span text:style-name="T74">by</text:span><text:span text:style-name="T8"> lognormal functions. In addition, w</text:span><text:span text:style-name="T74">e c</text:span><text:span text:style-name="T8">onsider the </text:span><text:span text:style-name="T49">solar wind</text:span><text:span text:style-name="T8"> velocity distribution’s bi-componental shape, consisting of a slower and a faster part. </text:span><text:span text:style-name="T79">F</text:span><text:span text:style-name="T78">unctional relations to solar activity </text:span><text:span text:style-name="T79">are compiled with use of the OMNI data </text:span><text:span text:style-name="T78">by correlating and fitting the</text:span><text:span text:style-name="T79"> </text:span><text:span text:style-name="T78">frequency distributions with </text:span><text:span text:style-name="T79">the </text:span><text:span text:style-name="T78">SSN. Further, based on the combined data set from both Helios probes, the parameters’ frequency distributions are fitted with respect to solar </text:span><text:soft-page-break/><text:span text:style-name="T78">distance to obtain power law dependencies. </text:span><text:span text:style-name="T79">Thus</text:span><text:span text:style-name="T26"> </text:span><text:span text:style-name="T49">Based on the analysis of the OMNI and Helios data sets </text:span><text:span text:style-name="T74">an empirical solar wind </text:span><text:span text:style-name="T8">model </text:span><text:span text:style-name="T79">for the inner heliosphere confined to the ecliptic region</text:span><text:span text:style-name="T8"> </text:span><text:span text:style-name="T74">is derived,</text:span><text:span text:style-name="T8"> accoun</text:span><text:span text:style-name="T74">ting </text:span><text:span text:style-name="T8">for solar activity and for solar distance</text:span><text:span text:style-name="T74"> through adequate</text:span><text:span text:style-name="T8"> shift</text:span><text:span text:style-name="T74">s</text:span><text:span text:style-name="T8"> of the lognormal distributions. </text:span><text:span text:style-name="T19">Finally, t</text:span><text:span text:style-name="T45">he inclusion of SSN predictions and the extrapolation to PSP’</text:span><text:span text:style-name="T46">s</text:span><text:span text:style-name="T45"> perihelion enables us to estimate the solar wind environment for PSP’s planned trajectory during its mission duration.</text:span><text:span text:style-name="T51"> </text:span><text:span text:style-name="T49">From the found relationships of the functions with solar activity the solar wind parameter frequency distributions are fitted with power law dependencies. Finally, through extrapolation the empirical solar wind model for the PSP orbit and its expected phase of the sunspot cycle is obtained.</text:span></text:p>
      <text:list xml:id="list114011473034361" text:continue-numbering="true" text:style-name="WWNum1">
        <text:list-header>
          <text:p text:style-name="P20"><text:span text:style-name="T10"/></text:p>
          <text:p text:style-name="P18"><text:span text:style-name="T10">Results. </text:span><text:span text:style-name="T74">T</text:span><text:span text:style-name="T52">he CGAUSS empirical solar wind model for PSP</text:span> <text:span text:style-name="T52">yields </text:span><text:span text:style-name="T74">dependencies of the solar wind parameter</text:span><text:span text:style-name="T87">s</text:span><text:span text:style-name="T25"> </text:span><text:span text:style-name="T49">median values</text:span><text:span text:style-name="T25"> </text:span><text:span text:style-name="T74">on solar activity and radial distance.</text:span><text:span text:style-name="T8"> The </text:span>estimat<text:span text:style-name="T66">ed</text:span><text:span text:style-name="T52"> </text:span><text:span text:style-name="T47">for the</text:span> solar wind median values <text:span text:style-name="T52">for</text:span> PSP’s first perihelion<text:span text:style-name="T52"> in 2018 at a solar distance of 0</text:span><text:span text:style-name="T90">.</text:span><text:span text:style-name="T52">16 au</text:span> <text:span text:style-name="T8">are 87 nT, 340 km s−1, 4015 cm−3 and 503 000 K. </text:span><text:span text:style-name="T49">and</text:span><text:span text:style-name="T8"> </text:span><text:span text:style-name="T83">The estimates</text:span><text:span text:style-name="T20"> for </text:span><text:span text:style-name="T5">PSP’s </text:span><text:span text:style-name="T20">closest periheli</text:span><text:span text:style-name="T81">a,</text:span><text:span text:style-name="T95"> </text:span><text:span text:style-name="T96">beginning</text:span><text:span text:style-name="T35"> </text:span><text:span text:style-name="T89">in</text:span><text:span text:style-name="T97"> </text:span><text:span text:style-name="T89">2024</text:span><text:span text:style-name="T97"> </text:span><text:span text:style-name="T89">at</text:span><text:span text:style-name="T97"> </text:span><text:span text:style-name="T89">0</text:span><text:span text:style-name="T91">.</text:span><text:span text:style-name="T89">046</text:span><text:span text:style-name="T99"> </text:span><text:span text:style-name="T89">au (9.86 RS), </text:span><text:span text:style-name="T83">are</text:span><text:span text:style-name="T89"> </text:span><text:span text:style-name="T8">943 nT, 290 km s−1, 9733 cm−3 and 1 930 000 K.</text:span> <text:span text:style-name="T109">Though, t</text:span><text:span text:style-name="T8">he modeled</text:span><text:span text:style-name="T25"> </text:span><text:span text:style-name="T27"><text:s/></text:span><text:span text:style-name="T81">velocity and temperature</text:span><text:span text:style-name="T88"> </text:span><text:span text:style-name="T74">values below 20 RS appear</text:span><text:span text:style-name="T8"> overestimated in comparison with existing observations. </text:span><text:span text:style-name="T74">Thus,</text:span><text:span text:style-name="T8"> </text:span><text:span text:style-name="T74">PSP is expected to directly measure</text:span><text:span text:style-name="T8"> solar wind acceleration and heating processes below 20 RS </text:span><text:span text:style-name="T74">as planned.</text:span></text:p>
        </text:list-header>
      </text:list>
      <text:p text:style-name="P1"><text:span text:style-name="T9">Key words. <text:s/></text:span><text:span text:style-name="T8">solar wind – sun: heliosphere – sun: corona, </text:span><text:span text:style-name="T49">Parker Solar Probe</text:span><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2"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de" fo:country="DE" style:letter-kerning="true" style:font-name-asian="Calibri2" style:font-size-asian="12pt" style:language-asian="en" style:country-asian="US" style:font-name-complex="Arial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lker Bothmer</meta:initial-creator>
    <meta:editing-cycles>45</meta:editing-cycles>
    <meta:creation-date>2017-08-24T12:42:00</meta:creation-date>
    <dc:date>2017-08-25T11:40:09.545152219</dc:date>
    <meta:editing-duration>PT2H13M43S</meta:editing-duration>
    <meta:generator>LibreOffice/5.1.6.2$Linux_X86_64 LibreOffice_project/10m0$Build-2</meta:generator>
    <meta:document-statistic meta:table-count="0" meta:image-count="0" meta:object-count="0" meta:page-count="4" meta:paragraph-count="33" meta:word-count="1348" meta:character-count="8223" meta:non-whitespace-character-count="69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